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b8cf" officeooo:paragraph-rsid="0004b8cf"/>
    </style:style>
    <style:style style:name="P2" style:family="paragraph" style:parent-style-name="Standard">
      <style:text-properties officeooo:rsid="0004b8cf" officeooo:paragraph-rsid="0006f24c"/>
    </style:style>
    <style:style style:name="P3" style:family="paragraph" style:parent-style-name="Standard">
      <style:text-properties officeooo:rsid="0004f20e" officeooo:paragraph-rsid="0004f20e"/>
    </style:style>
    <style:style style:name="P4" style:family="paragraph" style:parent-style-name="Standard">
      <style:text-properties officeooo:rsid="00074efe" officeooo:paragraph-rsid="00074efe"/>
    </style:style>
    <style:style style:name="P5" style:family="paragraph" style:parent-style-name="Standard">
      <style:text-properties officeooo:rsid="00077c09" officeooo:paragraph-rsid="00077c09"/>
    </style:style>
    <style:style style:name="P6" style:family="paragraph" style:parent-style-name="Standard">
      <style:text-properties officeooo:rsid="00094375" officeooo:paragraph-rsid="00094375"/>
    </style:style>
    <style:style style:name="P7" style:family="paragraph" style:parent-style-name="Standard">
      <style:text-properties officeooo:rsid="000a0f09" officeooo:paragraph-rsid="000a0f09"/>
    </style:style>
    <style:style style:name="P8" style:family="paragraph" style:parent-style-name="Standard">
      <style:paragraph-properties fo:break-before="page"/>
      <style:text-properties officeooo:rsid="0004b8cf" officeooo:paragraph-rsid="0004b8cf"/>
    </style:style>
    <style:style style:name="P9" style:family="paragraph" style:parent-style-name="Standard">
      <style:text-properties officeooo:rsid="000a0f09" officeooo:paragraph-rsid="000a0f09"/>
    </style:style>
    <style:style style:name="P10" style:family="paragraph" style:parent-style-name="Standard">
      <style:text-properties officeooo:rsid="000e2380" officeooo:paragraph-rsid="000e2380"/>
    </style:style>
    <style:style style:name="P11" style:family="paragraph" style:parent-style-name="Standard">
      <style:text-properties fo:font-weight="bold" officeooo:rsid="0004b8cf" officeooo:paragraph-rsid="0006f24c" style:font-weight-asian="bold" style:font-weight-complex="bold"/>
    </style:style>
    <style:style style:name="P12" style:family="paragraph" style:parent-style-name="Standard">
      <style:text-properties fo:font-weight="bold" officeooo:rsid="0004b8cf" officeooo:paragraph-rsid="000e2380" style:font-weight-asian="bold" style:font-weight-complex="bold"/>
    </style:style>
    <style:style style:name="P13" style:family="paragraph" style:parent-style-name="Standard">
      <style:text-properties fo:font-weight="bold" officeooo:rsid="000e2380" officeooo:paragraph-rsid="000e2380" style:font-weight-asian="bold" style:font-weight-complex="bold"/>
    </style:style>
    <style:style style:name="P14" style:family="paragraph" style:parent-style-name="Standard">
      <style:text-properties officeooo:rsid="0004b8cf" officeooo:paragraph-rsid="000e2380"/>
    </style:style>
    <style:style style:name="P15" style:family="paragraph" style:parent-style-name="Standard">
      <style:text-properties officeooo:rsid="000ea256" officeooo:paragraph-rsid="000ea256"/>
    </style:style>
    <style:style style:name="P16" style:family="paragraph" style:parent-style-name="Standard">
      <style:text-properties officeooo:rsid="00107bb9" officeooo:paragraph-rsid="00107bb9"/>
    </style:style>
    <style:style style:name="P17" style:family="paragraph" style:parent-style-name="Standard">
      <style:text-properties officeooo:rsid="0011c3bb" officeooo:paragraph-rsid="0011c3bb"/>
    </style:style>
    <style:style style:name="P18" style:family="paragraph" style:parent-style-name="Standard">
      <style:paragraph-properties fo:break-before="page"/>
      <style:text-properties fo:font-weight="bold" officeooo:rsid="0004b8cf" officeooo:paragraph-rsid="0006f24c" style:font-weight-asian="bold" style:font-weight-complex="bold"/>
    </style:style>
    <style:style style:name="T1" style:family="text">
      <style:text-properties officeooo:rsid="0005193c"/>
    </style:style>
    <style:style style:name="T2" style:family="text">
      <style:text-properties officeooo:rsid="00077c09"/>
    </style:style>
    <style:style style:name="T3" style:family="text">
      <style:text-properties officeooo:rsid="00094375"/>
    </style:style>
    <style:style style:name="T4" style:family="text">
      <style:text-properties officeooo:rsid="000a0f09"/>
    </style:style>
    <style:style style:name="T5" style:family="text">
      <style:text-properties officeooo:rsid="000e2380"/>
    </style:style>
    <style:style style:name="T6" style:family="text">
      <style:text-properties officeooo:rsid="0011c3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Octopus</text:p>
      <text:p text:style-name="P1"/>
      <text:p text:style-name="P1">1. Fonctionnement</text:p>
      <text:p text:style-name="P1">1.1. Objectif</text:p>
      <text:p text:style-name="P1">1.2. Algorithme</text:p>
      <text:p text:style-name="P1">1.3.</text:p>
      <text:p text:style-name="P1"/>
      <text:p text:style-name="P1">2. OctoBrain</text:p>
      <text:p text:style-name="P1">2.1. Algorithme</text:p>
      <text:p text:style-name="P1">2.2. Maesto</text:p>
      <text:p text:style-name="P1">2.3. WebServ</text:p>
      <text:p text:style-name="P1">2.4. Db, Registerer &amp; Commander</text:p>
      <text:p text:style-name="P1"/>
      <text:p text:style-name="P1">3. OctoTentacle</text:p>
      <text:p text:style-name="P1">3.1. Algorithme</text:p>
      <text:p text:style-name="P1">3.2. Enregistrement</text:p>
      <text:p text:style-name="P1">3.3. Scripts</text:p>
      <text:p text:style-name="P1"/>
      <text:p text:style-name="P1">4. Bilan</text:p>
      <text:p text:style-name="P1">4.1. Axes d'améliorations</text:p>
      <text:p text:style-name="P1">4.2. Bilan technique</text:p>
      <text:p text:style-name="P1">4.3. Bilan humain</text:p>
      <text:p text:style-name="P1">4.4. Difficultés rencontrées</text:p>
      <text:p text:style-name="P1"/>
      <text:p text:style-name="P1"/>
      <text:p text:style-name="P8">1. Fonctionnement</text:p>
      <text:p text:style-name="P1">1.1. Objectif</text:p>
      <text:p text:style-name="P1"/>
      <text:p text:style-name="P1">cf sujet</text:p>
      <text:p text:style-name="P1">Octopus a pour objectif d'être un outil d'administration réseau répondant à un besoin de gestion d'un parc informatique par un administrateur réseau. Le nom du projet vient de la pieuvre qui a une tête qui contient le cerveau et qui dirige le reste de son corps, et les nombreuses tentacules de celle-ci qui ne sont que l'éxécution des commandes du cerveau (« brain ») et fait remonter des informations à ce « brain ». L'idée est donc d'avoir un point de contrôle central pour l'administrateur qui est le « brain » et ensuite chaque poste du parc informatique correspond à une tentacule (« tentacle »). </text:p>
      <text:p text:style-name="P3">L'outil d'administration que nous proposons permet de connaître en temps réel le statut de connexion au réseau des postes distants et de pouvoir lancer des scripts sur ces machines distantes. Les résultats des scripts sont disponibles sur le poste d'administration. Nous pouvons alors connaître à un moment donné l'état d'utilisation du disque dur d'un poste, l'état des processus lancé sur un autre poste, … <text:span text:style-name="T1">La gestion du serveur est faite à travers une interface Web accessible avec des identifiants pour l'administrateur. Depuis cette interface, nous pouvons gérer le parc, ajouter de nouvelles machines, voir l'état du parc, commander l'éxécution de scripts sur les hôtes distants.</text:span></text:p>
      <text:p text:style-name="P3">Le serveur est multi-client et permet donc la gestion d'un parc informatique important. L'administrateur peut créer des scripts afin de ne gérer que les informations dont il juge importante pour son parc. Un échantillon de script de base est installé par défaut dans le package client.</text:p>
      <text:p text:style-name="P3"/>
      <text:p text:style-name="P3"/>
      <text:p text:style-name="P3"/>
      <text:p text:style-name="P18">2. OctoBrain</text:p>
      <text:p text:style-name="P2"/>
      <text:p text:style-name="P4">La partie de notre projet appelé OctoBrain est en fait la partie serveur d'administration. C'est le cerveau du logiciel qui contrôle les hôtes et permet la gestion du parc.</text:p>
      <text:p text:style-name="P2"/>
      <text:p text:style-name="P13">2.1. Algorithme</text:p>
      <text:p text:style-name="P2"/>
      <text:p text:style-name="P5">Le maestro est le chef d'orcheste de notre logiciel, il coordonne le serveur et ses différents threads.</text:p>
      <text:p text:style-name="P5">Nous avons choisi de diviser les actions du serveurs en plusieurs threads :</text:p>
      <text:p text:style-name="P5"><text:tab/>- le serveur Web qui interagit avec l'administrateur via une interface Web. Le serveur est entièrement codé en C, il permet d'afficher des pages HTML et du Javascript.</text:p>
      <text:p text:style-name="P5"><text:tab/>- un registerer, qui signifie « enregistreur ». Celui-ci permet d'écouter sur le port 7000 si un client souhaite s'enregistrer sur le serveur, et il permet aussi d'ajouter manuellement des clients grâce à leur adresse IP.</text:p>
      <text:p text:style-name="P5"><text:tab/>- un commander qui permet la gestion des commandes sur le serveur. Il peut envoyer des commandes aux clients et recevoir les résultats.</text:p>
      <text:p text:style-name="P2"/>
      <text:p text:style-name="P11">2.2. Maest<text:span text:style-name="T2">r</text:span>o</text:p>
      <text:p text:style-name="P2"/>
      <text:p text:style-name="P5">Le logiciel coté serveur est orchestré autour d'un processus appelé « Maestro ». Son rôle est de coordonner <text:span text:style-name="T3">les différents processus que peut lancer le serveur. Ces processus sont des threads permettant de communiquer de manière indépendante avec les clients. </text:span></text:p>
      <text:p text:style-name="P6">Le maestro joue un rôle indispensable dans notre logiciel car il est l'interface de communication avec la base de données du serveur. C'est le seul accès permettant de lire et écrire en base de données. En effet, généralement, les bases de données peuvent accepter les accès multiples en lecture mais un accès unique en écriture. Nous avons donc créé ce maestro afin de coordonner tous les liens avec la base de données.</text:p>
      <text:p text:style-name="P6">Le maestro est en écoute constante sur des pipes reliés aux différents threads du serveur.</text:p>
      <text:p text:style-name="P2"/>
      <text:p text:style-name="P11">2.3. WebServ</text:p>
      <text:p text:style-name="P2"/>
      <text:p text:style-name="P2">/* <text:span text:style-name="T3">particularité du webserv : fonctionne uniquement en C et produit des pages HTML avec du JS */</text:span></text:p>
      <text:p text:style-name="P2">/* <text:span text:style-name="T3">utilisation de passage de paramètres par url, gestion de clé de session a expiration, … */</text:span></text:p>
      <text:p text:style-name="P2"/>
      <text:p text:style-name="P11">2.4. Db<text:span text:style-name="T4">Manager</text:span>, Registerer &amp; Commander</text:p>
      <text:p text:style-name="P2"/>
      <text:p text:style-name="P7">Le DatabaseManager est le gestionnaire de fonctions de lecture et d'écriture dans la base de données. Le logiciel utilise Sqlite3 comme base de données. L'avantage est la facilité d'utilisation de Sqlite3 et il ne demande que peu de ressources matérielles. </text:p>
      <text:p text:style-name="P7">Afin d'accéder en lecture et écriture sur les différentes tables de la base de données, nous avons recréé des fonctions spécifiques.</text:p>
      <text:p text:style-name="P7"/>
      <text:p text:style-name="P7">Le Registerer est le daemon d'enregistrement des clients. Il est <text:span text:style-name="T5">composé de deux fonctions principales. Une première qui est un socket en écoute permanente dans le cas ou un Tentacle rejoindrait le réseau et aurait l'adresse IP du Brain. Si celui-ci souhaite se connecter de lui-même au serveur d'administration, il le peut en demander au serveur un enregistrement sur le port 7000. La seconde fonction est appelé lorsque l'administrateur du réseau ajoute manuellement une nouvelle machine sur le réseau. L'ajout de la nouvelle machine se fait en fournissant l'adress IP, ensuite le Brain prend en charge de contacter le client sur le port 7001 pour avoir les informations complémentaires permettant l'enregistrement.</text:span></text:p>
      <text:p text:style-name="P7"/>
      <text:p text:style-name="P7"/>
      <text:p text:style-name="P10"><text:soft-page-break/>Le Commander est le troisième thread qui est en fonctionnement sur le serveur. Celui-ci permet d'envoyer des commandes aux clients et de recevoir les résultats des scripts. Le thread se lance lorsque l'administrateur demande à lancer un script sur un Tentacle à travers le WebServ ou quand un Tentacle a terminé l'éxécution d'un script et veut envoyer le résultat de celui-ci au serveur. </text:p>
      <text:p text:style-name="P10">Le Commander peut donc ouvrir une socket vers le client sur le port 6001 pour l'envoi d'une commande, il se déconnecte ensuite. Le Commander est également en écoute sur le port 6000 du Brain et quand un Tentacle se connecte pour envoyer des données, il sauvegarde le rapport en base de données.</text:p>
      <text:p text:style-name="P10"/>
      <text:p text:style-name="P12">3. OctoTentacle</text:p>
      <text:p text:style-name="P12"/>
      <text:p text:style-name="P15">La partie OctoTentacle de notre logiciel est le côté client. </text:p>
      <text:p text:style-name="P14"/>
      <text:p text:style-name="P12">3.1. Algorithme</text:p>
      <text:p text:style-name="P12"/>
      <text:p text:style-name="P15">Le client est divisé en deux parties principales : une partie pour l'enregistrement du client auprès du serveur et une partie qui permet d'interagir avec le serveur pour l'éxécution des scripts et l'envoi des rapports.</text:p>
      <text:p text:style-name="P14"/>
      <text:p text:style-name="P12">3.2. Enregistrement</text:p>
      <text:p text:style-name="P12"/>
      <text:p text:style-name="P16">La partie enregistrement du client possède deux fonctions : une première fonction qui est un daemon et attend qu'un serveur d'administration le contacte pour proposer un enregistrement sur le réseau, une seconde fonction qui est à l'initiative de l'enregistrement auprès du brain en connaissant son adresse IP. </text:p>
      <text:p text:style-name="P16">Le daemon d'enregistrement écoute sur le port 7001. Lorsqu'un serveur souhaite enregistrer le client sur son réseau, il y a un échange d'informations. Le client donne son hostname, le serveur lui fournit <text:s/>un ID et une clé générée par le brain et qui permettra de sécuriser l'authentification entre le client et le serveur. Une fois l'enregistrement terminé, le thread se termine et un nouveau thread se lance, le daemon <text:span text:style-name="T6">de scripts.</text:span></text:p>
      <text:p text:style-name="P17">Si lors de son lancement le client a en paramètre l'adresse IP d'un serveur, </text:p>
      <text:p text:style-name="P14"/>
      <text:p text:style-name="P14">3.3. Scri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11:58:00.410000000</meta:creation-date>
    <dc:date>2015-02-08T12:01:02.988000000</dc:date>
    <meta:editing-duration>PT4H44M43S</meta:editing-duration>
    <meta:editing-cycles>7</meta:editing-cycles>
    <meta:generator>LibreOffice/4.3.5.2$Windows_x86 LibreOffice_project/3a87456aaa6a95c63eea1c1b3201acedf0751bd5</meta:generator>
    <meta:document-statistic meta:table-count="0" meta:image-count="0" meta:object-count="0" meta:page-count="4" meta:paragraph-count="55" meta:word-count="1099" meta:character-count="6785" meta:non-whitespace-character-count="5730"/>
  </office:meta>
</office:document-meta>
</file>